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1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line-height="115%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text-properties style:font-name="나눔고딕1"/>
    </style:style>
    <style:style style:name="P10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2 Term Project 회의록(12/26)</text:p>
      <text:p text:style-name="P2"/>
      <text:p text:style-name="P5">1. 회의 참가자</text:p>
      <text:p text:style-name="P6"/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7">0792004 권 순 일<text:tab/></text:p>
          </table:table-cell>
          <table:table-cell table:style-name="표1.A1" office:value-type="string">
            <text:p text:style-name="P4">Github ID : 0792004</text:p>
          </table:table-cell>
        </table:table-row>
        <table:table-row>
          <table:table-cell table:style-name="표1.A1" office:value-type="string">
            <text:p text:style-name="P7">0792008 김 면 중</text:p>
          </table:table-cell>
          <table:table-cell table:style-name="표1.A1" office:value-type="string">
            <text:p text:style-name="P4">Github ID : 0792008</text:p>
          </table:table-cell>
        </table:table-row>
        <table:table-row>
          <table:table-cell table:style-name="표1.A3" office:value-type="string">
            <text:p text:style-name="P7">0592048 김 민 기</text:p>
          </table:table-cell>
          <table:table-cell table:style-name="표1.A3" office:value-type="string">
            <text:p text:style-name="P4">Gihub ID : 0592048</text:p>
          </table:table-cell>
        </table:table-row>
      </table:table>
      <text:p text:style-name="Standard"/>
      <text:p text:style-name="P9"><text:s/></text:p>
      <text:p text:style-name="P10"/>
      <text:p text:style-name="P10">2. 회의 일시</text:p>
      <text:p text:style-name="P10"/>
      <text:p text:style-name="P11">2012년 12월 6일 PM 2:30 ~ 2012년 12월 6일 PM 3:00</text:p>
      <text:p text:style-name="P10"/>
      <text:p text:style-name="P10"/>
      <text:p text:style-name="P10">3. 회의 안건</text:p>
      <text:p text:style-name="P10"/>
      <text:p text:style-name="P11"><text:s/>- <text:s/>조원 역할 분담</text:p>
      <text:p text:style-name="P11"><text:s/>- <text:s/>요구 사항 분석 및 수정</text:p>
      <text:p text:style-name="P11"><text:s/>- <text:s/>차후 진행 계획 회의</text:p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4. 회의 내용</text:p>
      <text:p text:style-name="P10"><text:s/>(1) 조원 역할 분담</text:p>
      <text:p text:style-name="P3"><text:span text:style-name="T1"><text:s text:c="4"/>- <text:s/>조원 모두는 팀 MD의 소스 리딩 및 분석과 PA Library(이미지 출력)에 관한 <text:tab/>조사 필요</text:span></text:p>
      <text:p text:style-name="P3"><text:span text:style-name="T1"><text:s text:c="4"/>- <text:s/>소스 리딩 및 분석이 끝난 후</text:span></text:p>
      <text:p text:style-name="P3"><text:span text:style-name="T1"><text:s text:c="11"/></text:span><text:span text:style-name="T2">김면중 : 회의록 및 보고서 추가 내용 문서 작성 &amp; 이미지 자료 수집</text:span></text:p>
      <text:p text:style-name="P3"><text:span text:style-name="T2"><text:s text:c="12"/>김민기 : PA Library에 관한 모자란 자료 조사 </text:span></text:p>
      <text:p text:style-name="P3"><text:span text:style-name="T2"><text:s text:c="12"/>권순일 : 구현 가능한 기능 요구사항 수정 &amp; 수정 요구사항에 따른 기능 추<text:tab/><text:tab/>가 소스 작성</text:span></text:p>
      <text:p text:style-name="P10"><text:s/></text:p>
      <text:p text:style-name="P10">(2) 요구사항 분석 및 수정</text:p>
      <text:p text:style-name="P3"><text:span text:style-name="T1"><text:s text:c="4"/>- <text:s/>정해진 개발 시간 대비 요구사항이 너무 많음</text:span></text:p>
      <text:p text:style-name="P3"><text:span text:style-name="T1"><text:s text:c="4"/>- <text:s/>스테이지 레벨 및 화면 출력 요소 등의 몇가지 기능을 삭제 및 수정 예정</text:span></text:p>
      <text:p text:style-name="P3"><text:span text:style-name="T1"/></text:p>
      <text:p text:style-name="P3"><text:span text:style-name="T1">(3) 차후 진행 계획</text:span></text:p>
      <text:p text:style-name="P3"><text:span text:style-name="T1"><text:s text:c="4"/>- <text:s/>다음 주 중 MD 팀의 조원을 만나서 소스 리딩 및 소스 분석에 도움을 구할 예<text:tab/>정</text:span></text:p>
      <text:p text:style-name="P3"><text:span text:style-name="T1"><text:s text:c="4"/>- <text:s/>상단 및 하단 패널에 필요한 이미지들 다음 주 중으로 출력 예</text:span></text:p>
      <text:p text:style-name="P3"><text:span text:style-name="T1"><text:tab/> </text:span><text:span text:style-name="T2"><text:s/></text:span></text:p>
      <text:p text:style-name="P11"/>
      <text:p text:style-name="P11"/>
      <text:p text:style-name="P11"><text:s text:c="5"/></text:p>
      <text:p text:style-name="P10"><text:tab/> <text:s/></text:p>
      <text:p text:style-name="P10"><text:s text:c="11"/></text:p>
      <text:p text:style-name="P10"><text:s text:c="13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6:08:44</meta:creation-date>
    <dc:date>2012-12-16T21:58:21</dc:date>
    <meta:editing-duration>PT1H14M39S</meta:editing-duration>
    <meta:editing-cycles>3</meta:editing-cycles>
    <meta:generator>LibreOffice/3.5$Linux_x86 LibreOffice_project/350m1$Build-2</meta:generator>
    <meta:document-statistic meta:table-count="1" meta:image-count="0" meta:object-count="0" meta:page-count="2" meta:paragraph-count="34" meta:word-count="189" meta:character-count="732" meta:non-whitespace-character-count="457"/>
  </office:meta>
</office:document-meta>
</file>